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3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  <style:text-properties fo:font-size="20pt" style:font-size-asian="20pt" style:font-size-complex="20pt"/>
    </style:style>
    <style:style style:name="P2" style:family="paragraph">
      <style:paragraph-properties fo:text-align="center"/>
    </style:style>
    <style:style style:name="T1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614cm" svg:height="1.19cm" svg:x="7.364cm" svg:y="1.991cm">
          <text:p text:style-name="P1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8.964cm" svg:y="1.9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10.564cm" svg:y="1.991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12.164cm" svg:y="1.991cm">
          <text:p text:style-name="P1"><text:span text:style-name="T1">84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13.764cm" svg:y="1.991cm">
          <text:p text:style-name="P1"><text:span text:style-name="T1">-5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15.364cm" svg:y="1.991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16.964cm" svg:y="1.991cm">
          <text:p text:style-name="P1"><text:span text:style-name="T1">65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1.614cm" svg:height="1.19cm" svg:x="18.564cm" svg:y="1.991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23" draw:id="id23" draw:layer="layout" svg:width="1.614cm" svg:height="1.19cm" svg:x="20.164cm" svg:y="1.991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1.764cm" svg:y="1.99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3.364cm" svg:y="1.991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4.964cm" svg:y="1.991cm">
          <text:p text:style-name="P1"><text:span text:style-name="T1">41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6.564cm" svg:y="1.991cm">
          <text:p text:style-name="P1"><text:span text:style-name="T1">-11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8.164cm" svg:y="1.991cm">
          <text:p text:style-name="P1"><text:span text:style-name="T1">100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9.764cm" svg:y="1.99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31.364cm" svg:y="1.991cm">
          <text:p text:style-name="P1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3.964cm" svg:y="6.291cm">
          <text:p text:style-name="P1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5.564cm" svg:y="6.2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7.164cm" svg:y="6.291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1.614cm" svg:height="1.19cm" svg:x="8.764cm" svg:y="6.291cm">
          <text:p text:style-name="P1"><text:span text:style-name="T1">8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1.614cm" svg:height="1.19cm" svg:x="10.364cm" svg:y="6.291cm">
          <text:p text:style-name="P1"><text:span text:style-name="T1">-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1.964cm" svg:y="6.291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3.564cm" svg:y="6.291cm">
          <text:p text:style-name="P1"><text:span text:style-name="T1">65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15.164cm" svg:y="6.291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21.964cm" svg:y="6.2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23.564cm" svg:y="6.2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25.164cm" svg:y="6.2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4" draw:id="id24" draw:layer="layout" svg:width="1.614cm" svg:height="1.19cm" svg:x="26.764cm" svg:y="6.2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44" draw:id="id44" draw:layer="layout" svg:width="1.614cm" svg:height="1.19cm" svg:x="28.364cm" svg:y="6.2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29.964cm" svg:y="6.2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31.564cm" svg:y="6.2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33.164cm" svg:y="6.2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2.4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6" draw:id="id6" draw:layer="layout" svg:width="1.614cm" svg:height="1.19cm" svg:x="4.0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4" draw:id="id4" draw:layer="layout" svg:width="1.614cm" svg:height="1.19cm" svg:x="5.6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7.2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11.9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5" draw:id="id5" draw:layer="layout" svg:width="1.614cm" svg:height="1.19cm" svg:x="13.5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43" draw:id="id43" draw:layer="layout" svg:width="1.614cm" svg:height="1.19cm" svg:x="15.1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16.7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9" draw:id="id9" draw:layer="layout" svg:width="1.614cm" svg:height="1.19cm" svg:x="1.8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7" draw:id="id7" draw:layer="layout" svg:width="1.614cm" svg:height="1.19cm" svg:x="3.4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8" draw:id="id8" draw:layer="layout" svg:width="1.614cm" svg:height="1.19cm" svg:x="5.9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13" draw:id="id13" draw:layer="layout" svg:width="1.614cm" svg:height="1.19cm" svg:x="7.5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10" draw:id="id10" draw:layer="layout" svg:width="1.614cm" svg:height="1.19cm" svg:x="1.564cm" svg:y="18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11" draw:id="id11" draw:layer="layout" svg:width="1.614cm" svg:height="1.19cm" svg:x="3.764cm" svg:y="18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12" draw:id="id12" draw:layer="layout" svg:width="1.614cm" svg:height="1.19cm" svg:x="5.664cm" svg:y="18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14" draw:id="id14" draw:layer="layout" svg:width="1.614cm" svg:height="1.19cm" svg:x="7.864cm" svg:y="18.691cm">
          <text:p/>
          <draw:enhanced-geometry svg:viewBox="0 0 21600 21600" draw:type="rectangle" draw:enhanced-path="M 0 0 L 21600 0 21600 21600 0 21600 0 0 Z N"/>
        </draw:custom-shape>
        <draw:connector draw:style-name="gr3" draw:text-style-name="P2" draw:layer="layout" draw:type="line" svg:x1="19.371cm" svg:y1="3.181cm" svg:x2="11.171cm" svg:y2="6.291cm" draw:start-shape="id1" draw:start-glue-point="2" draw:end-shape="id2" draw:end-glue-point="0" svg:d="M19371 3181l-8200 3110" svg:viewBox="0 0 8201 3111">
          <text:p/>
        </draw:connector>
        <draw:connector draw:style-name="gr3" draw:text-style-name="P2" draw:layer="layout" draw:type="line" svg:x1="9.571cm" svg:y1="7.481cm" svg:x2="6.471cm" svg:y2="10.591cm" draw:start-shape="id3" draw:start-glue-point="2" draw:end-shape="id4" draw:end-glue-point="0" svg:d="M9571 7481l-3100 3110" svg:viewBox="0 0 3101 3111">
          <text:p/>
        </draw:connector>
        <draw:connector draw:style-name="gr3" draw:text-style-name="P2" draw:layer="layout" draw:type="line" svg:x1="11.171cm" svg:y1="7.481cm" svg:x2="14.371cm" svg:y2="10.591cm" draw:start-shape="id2" draw:start-glue-point="2" draw:end-shape="id5" draw:end-glue-point="0" svg:d="M11171 7481l3200 3110" svg:viewBox="0 0 3201 3111">
          <text:p/>
        </draw:connector>
        <draw:connector draw:style-name="gr3" draw:text-style-name="P2" draw:layer="layout" draw:type="line" svg:x1="4.871cm" svg:y1="11.781cm" svg:x2="4.271cm" svg:y2="14.691cm" draw:start-shape="id6" draw:start-glue-point="2" draw:end-shape="id7" draw:end-glue-point="0" svg:d="M4871 11781l-600 2910" svg:viewBox="0 0 601 2911">
          <text:p/>
        </draw:connector>
        <draw:connector draw:style-name="gr3" draw:text-style-name="P2" draw:layer="layout" draw:type="line" svg:x1="6.471cm" svg:y1="11.781cm" svg:x2="6.771cm" svg:y2="14.691cm" draw:start-shape="id4" draw:start-glue-point="2" draw:end-shape="id8" draw:end-glue-point="0" svg:d="M6471 11781l300 2910" svg:viewBox="0 0 301 2911">
          <text:p/>
        </draw:connector>
        <draw:connector draw:style-name="gr3" draw:text-style-name="P2" draw:layer="layout" draw:type="line" svg:x1="2.671cm" svg:y1="15.881cm" svg:x2="2.371cm" svg:y2="18.691cm" draw:start-shape="id9" draw:start-glue-point="2" draw:end-shape="id10" draw:end-glue-point="0" svg:d="M2671 15881l-300 2810" svg:viewBox="0 0 301 2811">
          <text:p/>
        </draw:connector>
        <draw:connector draw:style-name="gr3" draw:text-style-name="P2" draw:layer="layout" draw:type="line" svg:x1="4.271cm" svg:y1="15.881cm" svg:x2="4.571cm" svg:y2="18.691cm" draw:start-shape="id7" draw:start-glue-point="2" draw:end-shape="id11" draw:end-glue-point="0" svg:d="M4271 15881l300 2810" svg:viewBox="0 0 301 2811">
          <text:p/>
        </draw:connector>
        <draw:connector draw:style-name="gr3" draw:text-style-name="P2" draw:layer="layout" draw:type="line" svg:x1="6.771cm" svg:y1="15.881cm" svg:x2="6.471cm" svg:y2="18.691cm" draw:start-shape="id8" draw:start-glue-point="2" draw:end-shape="id12" draw:end-glue-point="0" svg:d="M6771 15881l-300 2810" svg:viewBox="0 0 301 2811">
          <text:p/>
        </draw:connector>
        <draw:connector draw:style-name="gr3" draw:text-style-name="P2" draw:layer="layout" draw:type="line" svg:x1="8.371cm" svg:y1="15.881cm" svg:x2="8.671cm" svg:y2="18.691cm" draw:start-shape="id13" draw:start-glue-point="2" draw:end-shape="id14" draw:end-glue-point="0" svg:d="M8371 15881l300 2810" svg:viewBox="0 0 301 2811">
          <text:p/>
        </draw:connector>
        <draw:custom-shape draw:style-name="gr2" draw:text-style-name="P2" xml:id="id15" draw:id="id15" draw:layer="layout" svg:width="1.614cm" svg:height="1.19cm" svg:x="11.4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17" draw:id="id17" draw:layer="layout" svg:width="1.614cm" svg:height="1.19cm" svg:x="13.0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19" draw:id="id19" draw:layer="layout" svg:width="1.614cm" svg:height="1.19cm" svg:x="15.5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1" draw:id="id21" draw:layer="layout" svg:width="1.614cm" svg:height="1.19cm" svg:x="17.1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16" draw:id="id16" draw:layer="layout" svg:width="1.614cm" svg:height="1.19cm" svg:x="11.164cm" svg:y="18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18" draw:id="id18" draw:layer="layout" svg:width="1.614cm" svg:height="1.19cm" svg:x="13.364cm" svg:y="18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0" draw:id="id20" draw:layer="layout" svg:width="1.614cm" svg:height="1.19cm" svg:x="15.264cm" svg:y="18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2" draw:id="id22" draw:layer="layout" svg:width="1.614cm" svg:height="1.19cm" svg:x="17.464cm" svg:y="18.691cm">
          <text:p/>
          <draw:enhanced-geometry svg:viewBox="0 0 21600 21600" draw:type="rectangle" draw:enhanced-path="M 0 0 L 21600 0 21600 21600 0 21600 0 0 Z N"/>
        </draw:custom-shape>
        <draw:connector draw:style-name="gr3" draw:text-style-name="P2" draw:layer="layout" draw:type="line" svg:x1="12.271cm" svg:y1="15.881cm" svg:x2="11.971cm" svg:y2="18.691cm" draw:start-shape="id15" draw:start-glue-point="2" draw:end-shape="id16" draw:end-glue-point="0" svg:d="M12271 15881l-300 2810" svg:viewBox="0 0 301 2811">
          <text:p/>
        </draw:connector>
        <draw:connector draw:style-name="gr3" draw:text-style-name="P2" draw:layer="layout" draw:type="line" svg:x1="13.871cm" svg:y1="15.881cm" svg:x2="14.171cm" svg:y2="18.691cm" draw:start-shape="id17" draw:start-glue-point="2" draw:end-shape="id18" draw:end-glue-point="0" svg:d="M13871 15881l300 2810" svg:viewBox="0 0 301 2811">
          <text:p/>
        </draw:connector>
        <draw:connector draw:style-name="gr3" draw:text-style-name="P2" draw:layer="layout" draw:type="line" svg:x1="16.371cm" svg:y1="15.881cm" svg:x2="16.071cm" svg:y2="18.691cm" draw:start-shape="id19" draw:start-glue-point="2" draw:end-shape="id20" draw:end-glue-point="0" svg:d="M16371 15881l-300 2810" svg:viewBox="0 0 301 2811">
          <text:p/>
        </draw:connector>
        <draw:connector draw:style-name="gr3" draw:text-style-name="P2" draw:layer="layout" draw:type="line" svg:x1="17.971cm" svg:y1="15.881cm" svg:x2="18.271cm" svg:y2="18.691cm" draw:start-shape="id21" draw:start-glue-point="2" draw:end-shape="id22" draw:end-glue-point="0" svg:d="M17971 15881l300 2810" svg:viewBox="0 0 301 2811">
          <text:p/>
        </draw:connector>
        <draw:connector draw:style-name="gr3" draw:text-style-name="P2" draw:layer="layout" draw:type="line" svg:x1="20.971cm" svg:y1="3.181cm" svg:x2="27.571cm" svg:y2="6.291cm" draw:start-shape="id23" draw:start-glue-point="2" draw:end-shape="id24" draw:end-glue-point="0" svg:d="M20971 3181l6600 3110" svg:viewBox="0 0 6601 3111">
          <text:p/>
        </draw:connector>
        <draw:custom-shape draw:style-name="gr2" draw:text-style-name="P2" draw:layer="layout" svg:width="1.614cm" svg:height="1.19cm" svg:x="20.6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5" draw:id="id25" draw:layer="layout" svg:width="1.614cm" svg:height="1.19cm" svg:x="22.2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7" draw:id="id27" draw:layer="layout" svg:width="1.614cm" svg:height="1.19cm" svg:x="23.8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25.4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30.1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45" draw:id="id45" draw:layer="layout" svg:width="1.614cm" svg:height="1.19cm" svg:x="31.7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46" draw:id="id46" draw:layer="layout" svg:width="1.614cm" svg:height="1.19cm" svg:x="33.3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34.9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9" draw:id="id29" draw:layer="layout" svg:width="1.614cm" svg:height="1.19cm" svg:x="20.0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6" draw:id="id26" draw:layer="layout" svg:width="1.614cm" svg:height="1.19cm" svg:x="21.6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8" draw:id="id28" draw:layer="layout" svg:width="1.614cm" svg:height="1.19cm" svg:x="24.1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3" draw:id="id33" draw:layer="layout" svg:width="1.614cm" svg:height="1.19cm" svg:x="25.7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0" draw:id="id30" draw:layer="layout" svg:width="1.614cm" svg:height="1.19cm" svg:x="19.764cm" svg:y="18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1" draw:id="id31" draw:layer="layout" svg:width="1.614cm" svg:height="1.19cm" svg:x="21.964cm" svg:y="18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2" draw:id="id32" draw:layer="layout" svg:width="1.614cm" svg:height="1.19cm" svg:x="23.864cm" svg:y="18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4" draw:id="id34" draw:layer="layout" svg:width="1.614cm" svg:height="1.19cm" svg:x="26.064cm" svg:y="18.691cm">
          <text:p/>
          <draw:enhanced-geometry svg:viewBox="0 0 21600 21600" draw:type="rectangle" draw:enhanced-path="M 0 0 L 21600 0 21600 21600 0 21600 0 0 Z N"/>
        </draw:custom-shape>
        <draw:connector draw:style-name="gr3" draw:text-style-name="P2" draw:layer="layout" draw:type="line" svg:x1="23.071cm" svg:y1="11.781cm" svg:x2="22.471cm" svg:y2="14.691cm" draw:start-shape="id25" draw:start-glue-point="2" draw:end-shape="id26" draw:end-glue-point="0" svg:d="M23071 11781l-600 2910" svg:viewBox="0 0 601 2911">
          <text:p/>
        </draw:connector>
        <draw:connector draw:style-name="gr3" draw:text-style-name="P2" draw:layer="layout" draw:type="line" svg:x1="24.671cm" svg:y1="11.781cm" svg:x2="24.971cm" svg:y2="14.691cm" draw:start-shape="id27" draw:start-glue-point="2" draw:end-shape="id28" draw:end-glue-point="0" svg:d="M24671 11781l300 2910" svg:viewBox="0 0 301 2911">
          <text:p/>
        </draw:connector>
        <draw:connector draw:style-name="gr3" draw:text-style-name="P2" draw:layer="layout" draw:type="line" svg:x1="20.871cm" svg:y1="15.881cm" svg:x2="20.571cm" svg:y2="18.691cm" draw:start-shape="id29" draw:start-glue-point="2" draw:end-shape="id30" draw:end-glue-point="0" svg:d="M20871 15881l-300 2810" svg:viewBox="0 0 301 2811">
          <text:p/>
        </draw:connector>
        <draw:connector draw:style-name="gr3" draw:text-style-name="P2" draw:layer="layout" draw:type="line" svg:x1="22.471cm" svg:y1="15.881cm" svg:x2="22.771cm" svg:y2="18.691cm" draw:start-shape="id26" draw:start-glue-point="2" draw:end-shape="id31" draw:end-glue-point="0" svg:d="M22471 15881l300 2810" svg:viewBox="0 0 301 2811">
          <text:p/>
        </draw:connector>
        <draw:connector draw:style-name="gr3" draw:text-style-name="P2" draw:layer="layout" draw:type="line" svg:x1="24.971cm" svg:y1="15.881cm" svg:x2="24.671cm" svg:y2="18.691cm" draw:start-shape="id28" draw:start-glue-point="2" draw:end-shape="id32" draw:end-glue-point="0" svg:d="M24971 15881l-300 2810" svg:viewBox="0 0 301 2811">
          <text:p/>
        </draw:connector>
        <draw:connector draw:style-name="gr3" draw:text-style-name="P2" draw:layer="layout" draw:type="line" svg:x1="26.571cm" svg:y1="15.881cm" svg:x2="26.871cm" svg:y2="18.691cm" draw:start-shape="id33" draw:start-glue-point="2" draw:end-shape="id34" draw:end-glue-point="0" svg:d="M26571 15881l300 2810" svg:viewBox="0 0 301 2811">
          <text:p/>
        </draw:connector>
        <draw:custom-shape draw:style-name="gr2" draw:text-style-name="P2" xml:id="id35" draw:id="id35" draw:layer="layout" svg:width="1.614cm" svg:height="1.19cm" svg:x="29.6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7" draw:id="id37" draw:layer="layout" svg:width="1.614cm" svg:height="1.19cm" svg:x="31.2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9" draw:id="id39" draw:layer="layout" svg:width="1.614cm" svg:height="1.19cm" svg:x="33.7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41" draw:id="id41" draw:layer="layout" svg:width="1.614cm" svg:height="1.19cm" svg:x="35.3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6" draw:id="id36" draw:layer="layout" svg:width="1.614cm" svg:height="1.19cm" svg:x="29.364cm" svg:y="18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8" draw:id="id38" draw:layer="layout" svg:width="1.614cm" svg:height="1.19cm" svg:x="31.564cm" svg:y="18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40" draw:id="id40" draw:layer="layout" svg:width="1.614cm" svg:height="1.19cm" svg:x="33.464cm" svg:y="18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42" draw:id="id42" draw:layer="layout" svg:width="1.614cm" svg:height="1.19cm" svg:x="35.664cm" svg:y="18.691cm">
          <text:p/>
          <draw:enhanced-geometry svg:viewBox="0 0 21600 21600" draw:type="rectangle" draw:enhanced-path="M 0 0 L 21600 0 21600 21600 0 21600 0 0 Z N"/>
        </draw:custom-shape>
        <draw:connector draw:style-name="gr3" draw:text-style-name="P2" draw:layer="layout" draw:type="line" svg:x1="30.471cm" svg:y1="15.881cm" svg:x2="30.171cm" svg:y2="18.691cm" draw:start-shape="id35" draw:start-glue-point="2" draw:end-shape="id36" draw:end-glue-point="0" svg:d="M30471 15881l-300 2810" svg:viewBox="0 0 301 2811">
          <text:p/>
        </draw:connector>
        <draw:connector draw:style-name="gr3" draw:text-style-name="P2" draw:layer="layout" draw:type="line" svg:x1="32.071cm" svg:y1="15.881cm" svg:x2="32.371cm" svg:y2="18.691cm" draw:start-shape="id37" draw:start-glue-point="2" draw:end-shape="id38" draw:end-glue-point="0" svg:d="M32071 15881l300 2810" svg:viewBox="0 0 301 2811">
          <text:p/>
        </draw:connector>
        <draw:connector draw:style-name="gr3" draw:text-style-name="P2" draw:layer="layout" draw:type="line" svg:x1="34.571cm" svg:y1="15.881cm" svg:x2="34.271cm" svg:y2="18.691cm" draw:start-shape="id39" draw:start-glue-point="2" draw:end-shape="id40" draw:end-glue-point="0" svg:d="M34571 15881l-300 2810" svg:viewBox="0 0 301 2811">
          <text:p/>
        </draw:connector>
        <draw:connector draw:style-name="gr3" draw:text-style-name="P2" draw:layer="layout" draw:type="line" svg:x1="36.171cm" svg:y1="15.881cm" svg:x2="36.471cm" svg:y2="18.691cm" draw:start-shape="id41" draw:start-glue-point="2" draw:end-shape="id42" draw:end-glue-point="0" svg:d="M36171 15881l300 2810" svg:viewBox="0 0 301 2811">
          <text:p/>
        </draw:connector>
        <draw:connector draw:style-name="gr3" draw:text-style-name="P2" draw:layer="layout" draw:type="line" svg:x1="14.371cm" svg:y1="11.781cm" svg:x2="13.871cm" svg:y2="14.691cm" draw:start-shape="id5" draw:start-glue-point="2" draw:end-shape="id17" draw:end-glue-point="0" svg:d="M14371 11781l-500 2910" svg:viewBox="0 0 501 2911">
          <text:p/>
        </draw:connector>
        <draw:connector draw:style-name="gr3" draw:text-style-name="P2" draw:layer="layout" draw:type="line" svg:x1="15.971cm" svg:y1="11.781cm" svg:x2="16.371cm" svg:y2="14.691cm" draw:start-shape="id43" draw:start-glue-point="2" draw:end-shape="id19" svg:d="M15971 11781l400 2910" svg:viewBox="0 0 401 2911">
          <text:p/>
        </draw:connector>
        <draw:connector draw:style-name="gr3" draw:text-style-name="P2" draw:layer="layout" draw:type="line" svg:x1="27.571cm" svg:y1="7.481cm" svg:x2="24.671cm" svg:y2="10.591cm" draw:start-shape="id24" draw:start-glue-point="2" draw:end-shape="id27" draw:end-glue-point="0" svg:d="M27571 7481l-2900 3110" svg:viewBox="0 0 2901 3111">
          <text:p/>
        </draw:connector>
        <draw:connector draw:style-name="gr3" draw:text-style-name="P2" draw:layer="layout" draw:type="line" svg:x1="29.171cm" svg:y1="7.481cm" svg:x2="32.571cm" svg:y2="10.591cm" draw:start-shape="id44" draw:start-glue-point="2" draw:end-shape="id45" draw:end-glue-point="0" svg:d="M29171 7481l3400 3110" svg:viewBox="0 0 3401 3111">
          <text:p/>
        </draw:connector>
        <draw:connector draw:style-name="gr3" draw:text-style-name="P2" draw:layer="layout" draw:type="line" svg:x1="32.571cm" svg:y1="11.781cm" svg:x2="32.071cm" svg:y2="14.691cm" draw:start-shape="id45" draw:start-glue-point="2" draw:end-shape="id37" draw:end-glue-point="0" svg:d="M32571 11781l-500 2910" svg:viewBox="0 0 501 2911">
          <text:p/>
        </draw:connector>
        <draw:connector draw:style-name="gr3" draw:text-style-name="P2" draw:layer="layout" draw:type="line" svg:x1="34.171cm" svg:y1="11.781cm" svg:x2="34.571cm" svg:y2="14.691cm" draw:start-shape="id46" draw:start-glue-point="2" draw:end-shape="id39" svg:d="M34171 11781l400 2910" svg:viewBox="0 0 401 291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3.18cm" fo:page-height="25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8-04T10:57:42.443161571</meta:creation-date>
    <dc:date>2016-08-24T16:35:27.693169554</dc:date>
    <dc:creator>elucterio </dc:creator>
    <meta:editing-duration>PT1H2S</meta:editing-duration>
    <meta:editing-cycles>8</meta:editing-cycles>
    <meta:generator>LibreOffice/4.2.8.2$Linux_X86_64 LibreOffice_project/420m0$Build-2</meta:generator>
    <meta:document-statistic meta:object-count="110"/>
  </office:meta>
</office:document-meta>
</file>